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4C000000419020E4DDEE565BD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ans-serif" svg:font-family="sans-serif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632in" fo:margin-left="-0.059in" table:align="left" style:writing-mode="lr-tb"/>
    </style:style>
    <style:style style:name="Table1.A" style:family="table-column">
      <style:table-column-properties style:column-width="6.7632in"/>
    </style:style>
    <style:style style:name="Table1.1" style:family="table-row">
      <style:table-row-properties style:min-row-height="0.8236in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2" style:family="table-row">
      <style:table-row-properties style:min-row-height="1.1174in" fo:keep-together="auto"/>
    </style:style>
    <style:style style:name="Table1.3" style:family="table-row">
      <style:table-row-properties style:min-row-height="0.7333in" fo:keep-together="auto"/>
    </style:style>
    <style:style style:name="Table1.4" style:family="table-row">
      <style:table-row-properties style:min-row-height="1.0778in" fo:keep-together="auto"/>
    </style:style>
    <style:style style:name="Table1.5" style:family="table-row">
      <style:table-row-properties style:min-row-height="0.7653in" fo:keep-together="auto"/>
    </style:style>
    <style:style style:name="Table1.6" style:family="table-row">
      <style:table-row-properties style:min-row-height="0.4458in" fo:keep-together="auto"/>
    </style:style>
    <style:style style:name="Table1.7" style:family="table-row">
      <style:table-row-properties style:min-row-height="1.4486in" fo:keep-together="auto"/>
    </style:style>
    <style:style style:name="Table1.8" style:family="table-row">
      <style:table-row-properties style:min-row-height="1.3819in" fo:keep-together="auto"/>
    </style:style>
    <style:style style:name="Table1.9" style:family="table-row">
      <style:table-row-properties style:min-row-height="0.1042in" fo:keep-together="auto"/>
    </style:style>
    <style:style style:name="P1" style:family="paragraph" style:parent-style-name="Standard">
      <style:paragraph-properties>
        <style:tab-stops>
          <style:tab-stop style:position="6.2984in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6.2984in" style:type="right"/>
        </style:tab-stops>
      </style:paragraph-properties>
      <style:text-properties fo:font-size="16pt" fo:font-weight="bold" style:font-size-asian="16pt" style:font-weight-asian="bold"/>
    </style:style>
    <style:style style:name="P3" style:family="paragraph" style:parent-style-name="Standard">
      <style:paragraph-properties fo:margin-left="0in" fo:margin-right="0.039in" fo:text-indent="0in" style:auto-text-indent="false">
        <style:tab-stops>
          <style:tab-stop style:position="6.5953in" style:type="right"/>
        </style:tab-stops>
      </style:paragraph-properties>
    </style:style>
    <style:style style:name="P4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</style:style>
    <style:style style:name="P5" style:family="paragraph" style:parent-style-name="Standard">
      <style:paragraph-properties fo:margin-left="0in" fo:margin-right="0.039in" fo:text-indent="0in" style:auto-text-indent="false" style:snap-to-layout-grid="false">
        <style:tab-stops>
          <style:tab-stop style:position="4.2335in"/>
          <style:tab-stop style:position="5.9063in"/>
        </style:tab-stops>
      </style:paragraph-properties>
    </style:style>
    <style:style style:name="P6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8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 style:font-size-complex="8pt"/>
    </style:style>
    <style:style style:name="P9" style:family="paragraph" style:parent-style-name="Standard">
      <style:paragraph-properties fo:margin-left="0in" fo:margin-right="0.039in" fo:text-indent="0in" style:auto-text-indent="false">
        <style:tab-stops>
          <style:tab-stop style:position="0.8862in"/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10" style:family="paragraph" style:parent-style-name="Standard">
      <style:paragraph-properties fo:margin-left="0in" fo:margin-right="0.039in" fo:text-align="justify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11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 style:font-weight-complex="bold"/>
    </style:style>
    <style:style style:name="P12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officeooo:rsid="001b6d3e" officeooo:paragraph-rsid="001b6d3e" style:font-size-asian="10pt"/>
    </style:style>
    <style:style style:name="P13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officeooo:rsid="001b6d3e" officeooo:paragraph-rsid="002095c2" style:font-size-asian="10pt"/>
    </style:style>
    <style:style style:name="P14" style:family="paragraph" style:parent-style-name="Standard">
      <style:paragraph-properties fo:margin-left="0in" fo:margin-right="0.039in" fo:text-align="justify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officeooo:rsid="001b6d3e" officeooo:paragraph-rsid="001b6d3e" style:font-size-asian="10pt"/>
    </style:style>
    <style:style style:name="P15" style:family="paragraph" style:parent-style-name="Standard">
      <style:paragraph-properties fo:margin-left="0in" fo:margin-right="0.039in" fo:text-indent="0in" style:auto-text-indent="false">
        <style:tab-stops>
          <style:tab-stop style:position="0.8862in"/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16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officeooo:rsid="002095c2" officeooo:paragraph-rsid="002095c2" style:font-size-asian="10pt"/>
    </style:style>
    <style:style style:name="P17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officeooo:paragraph-rsid="002095c2" style:font-size-asian="10pt"/>
    </style:style>
    <style:style style:name="P18" style:family="paragraph" style:parent-style-name="Standard">
      <style:paragraph-properties fo:margin-left="0in" fo:margin-right="0.039in" fo:text-indent="0in" style:auto-text-indent="false">
        <style:tab-stops>
          <style:tab-stop style:position="1.9689in"/>
          <style:tab-stop style:position="4.2335in"/>
          <style:tab-stop style:position="5.9063in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19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20" style:family="paragraph" style:parent-style-name="Standard">
      <style:paragraph-properties fo:margin-left="0in" fo:margin-right="0.039in" fo:text-indent="0in" style:auto-text-indent="false" style:snap-to-layout-grid="false">
        <style:tab-stops>
          <style:tab-stop style:position="4.2335in"/>
          <style:tab-stop style:position="5.9063in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21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fo:font-weight="normal" style:font-size-asian="10pt" style:font-weight-asian="normal" style:font-weight-complex="normal"/>
    </style:style>
    <style:style style:name="P22" style:family="paragraph" style:parent-style-name="Standard">
      <style:paragraph-properties fo:margin-left="0in" fo:margin-right="0.039in" fo:text-indent="0in" style:auto-text-indent="false"/>
      <style:text-properties fo:color="#ffffff"/>
    </style:style>
    <style:style style:name="P23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fo:font-weight="bold" style:font-name-asian="Times New Roman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P24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5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officeooo:paragraph-rsid="001b6d3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6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fo:font-weight="normal" officeooo:rsid="001b6d3e" officeooo:paragraph-rsid="001b6d3e" style:font-name-asian="Times New Roma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27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8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4.2335in"/>
          <style:tab-stop style:position="5.4354in"/>
        </style:tab-stops>
      </style:paragraph-properties>
      <style:text-properties style:use-window-font-color="true" style:font-name="Arial" fo:font-size="10pt" fo:language="de" fo:country="DE" officeooo:paragraph-rsid="001b6d3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9" style:family="paragraph" style:parent-style-name="Standard">
      <style:paragraph-properties fo:margin-left="0.0984in" fo:margin-right="0.0398in" fo:margin-top="0in" fo:margin-bottom="0.0835in" loext:contextual-spacing="false" fo:text-indent="0in" style:auto-text-indent="false">
        <style:tab-stops>
          <style:tab-stop style:position="4.2335in"/>
          <style:tab-stop style:position="5.9063in"/>
        </style:tab-stops>
      </style:paragraph-properties>
    </style:style>
    <style:style style:name="P30" style:family="paragraph" style:parent-style-name="Standard">
      <style:paragraph-properties fo:margin-top="0.1665in" fo:margin-bottom="0in" loext:contextual-spacing="false">
        <style:tab-stops>
          <style:tab-stop style:position="6.2984in" style:type="right"/>
        </style:tab-stops>
      </style:paragraph-properties>
    </style:style>
    <style:style style:name="P31" style:family="paragraph" style:parent-style-name="Standard" style:master-page-name="Standard">
      <style:paragraph-properties style:page-number="auto"/>
    </style:style>
    <style:style style:name="P32" style:family="paragraph" style:parent-style-name="Standard">
      <style:paragraph-properties fo:margin-left="0in" fo:margin-right="0.148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3" style:family="paragraph" style:parent-style-name="Standard">
      <style:paragraph-properties fo:margin-left="0in" fo:margin-right="0.039in" fo:text-indent="0in" style:auto-text-indent="false"/>
      <style:text-properties fo:font-size="10pt" officeooo:rsid="001b6d3e" officeooo:paragraph-rsid="001b6d3e" style:font-size-asian="10pt"/>
    </style:style>
    <style:style style:name="P34" style:family="paragraph" style:parent-style-name="Textkörper_20_3">
      <style:paragraph-properties fo:margin-left="0.0984in" fo:margin-right="0.148in" fo:margin-top="0.0417in" fo:margin-bottom="0in" loext:contextual-spacing="false" fo:text-indent="0in" style:auto-text-indent="false"/>
      <style:text-properties style:use-window-font-color="true" style:font-name="Arial" fo:font-size="10pt" fo:language="de" fo:country="D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font-size="10pt" fo:font-weight="bold" style:font-size-asian="10pt" style:font-weight-asian="bold" style:font-weight-complex="bold"/>
    </style:style>
    <style:style style:name="T4" style:family="text">
      <style:text-properties fo:font-size="10pt" fo:font-weight="bold" officeooo:rsid="001b6d3e" style:font-size-asian="10pt" style:font-weight-asian="bold"/>
    </style:style>
    <style:style style:name="T5" style:family="text">
      <style:text-properties fo:font-size="10pt" style:font-name-asian="Arial" style:font-size-asian="10pt"/>
    </style:style>
    <style:style style:name="T6" style:family="text">
      <style:text-properties fo:font-size="10pt" fo:font-style="italic" style:font-size-asian="10pt" style:font-style-asian="italic"/>
    </style:style>
    <style:style style:name="T7" style:family="text">
      <style:text-properties fo:font-size="10pt" fo:font-style="italic" style:font-size-asian="10pt" style:font-style-asian="italic" style:font-style-complex="italic"/>
    </style:style>
    <style:style style:name="T8" style:family="text">
      <style:text-properties fo:font-weight="bold" style:font-weight-asian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weight="bold" style:font-size-asian="16pt" style:font-weight-asian="bold" style:font-size-complex="16pt" fo:background-color="#ffffff"/>
    </style:style>
    <style:style style:name="T14" style:family="text">
      <style:text-properties officeooo:rsid="001b6d3e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fo:letter-spacing="normal" fo:font-style="normal" officeooo:rsid="001b6d3e"/>
    </style:style>
    <style:style style:name="T17" style:family="text">
      <style:text-properties officeooo:rsid="002095c2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3">Antragsteller<text:tab/></text:span><text:span text:style-name="T2">Versionsnummer: 1.</text:span><text:span text:style-name="T4">0</text:span></text:p>
            <text:p text:style-name="P12"/>
            <text:p text:style-name="P13">Jan Drögehoff <text:span text:style-name="T17">(Projektleiter)</text:span></text:p>
            <text:p text:style-name="P16">Manuel Wiesner</text:p>
            <text:p text:style-name="P17"><text:span text:style-name="T17">Bastian Greszies</text:span></text:p>
            <text:p text:style-name="P7"/>
          </table:table-cell>
        </table:table-row>
        <table:table-row table:style-name="Table1.2">
          <table:table-cell table:style-name="Table1.A1" office:value-type="string">
            <text:p text:style-name="P18">Projektbezeichnung</text:p>
            <text:p text:style-name="P8"/>
            <text:p text:style-name="P9">Thema:<text:tab/><text:span text:style-name="T14">Karteikarten Management- und Abfragesystem</text:span></text:p>
            <text:p text:style-name="P9">Name:<text:tab/><text:span text:style-name="T14">Neuland</text:span></text:p>
            <text:p text:style-name="P9">Gruppen Nr.:<text:tab/>Gruppe <text:span text:style-name="T14">2</text:span></text:p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9">Kurze Projektbeschreibung</text:p>
            <text:p text:style-name="P4"/>
            <text:p text:style-name="P14">Das Program soll eine dem Nutzer ermöglichen Karteikarten zu erstellen und selber abzufragen.</text:p>
            <text:p text:style-name="P10"/>
          </table:table-cell>
        </table:table-row>
        <table:table-row table:style-name="Table1.4">
          <table:table-cell table:style-name="Table1.A1" office:value-type="string">
            <text:p text:style-name="P19">Was soll die fertige Software können?</text:p>
            <text:p text:style-name="P6"/>
            <text:p text:style-name="P33">Karteikarten sollen sowie selber erstellbar als auch importier bar sein,<text:line-break/>Karteikarten <text:span text:style-name="T17">sollen als JSON </text:span>in einem Ordner im Nutzers haupt Verzeichniss abgespeichert werden (z.b. C:\Users\Admin\.karteikarten / <text:span text:style-name="T17">~/.karteikarten</text:span>).</text:p>
            <text:p text:style-name="P33"/>
            <text:p text:style-name="P33">Karteikarten sollen abfragbar sein mein einer unendlichen(?) auswahl an Antworten</text:p>
            <text:p text:style-name="P33"/>
          </table:table-cell>
        </table:table-row>
        <table:table-row table:style-name="Table1.5">
          <table:table-cell table:style-name="Table1.A1" office:value-type="string">
            <text:p text:style-name="P11"><text:span text:style-name="T8">Wie sieht die Benutzerschnittstelle der Software aus?</text:span></text:p>
            <text:p text:style-name="P21"/>
            <text:p text:style-name="P26">Die Benutzerschnittstelle ist eine grafische Oberfläche geschrieben mit QT5.</text:p>
            <text:p text:style-name="P26">Das Design ist wird noch überarbeitet</text:p>
          </table:table-cell>
        </table:table-row>
        <table:table-row table:style-name="Table1.6">
          <table:table-cell table:style-name="Table1.A1" office:value-type="string">
            <text:p text:style-name="P23">Womit soll die Software erstellt werden?</text:p>
            <text:p text:style-name="P24"/>
            <text:p text:style-name="P25"><text:span text:style-name="T14">Gnu Compiler Collection, GNUmake, QT5, M cross </text:span><text:span text:style-name="T15">environment </text:span><text:span text:style-name="T16">(Windows)</text:span></text:p>
            <text:p text:style-name="P25"><text:span text:style-name="T16"/></text:p>
          </table:table-cell>
        </table:table-row>
        <table:table-row table:style-name="Table1.7">
          <table:table-cell table:style-name="Table1.A1" office:value-type="string">
            <text:p text:style-name="P34"/>
            <text:p text:style-name="P34">Wir versichern durch unsere Unterschriften, dass wir das Projekt und die dazugehörige Dokumentation selbstständig anfertigen.</text:p>
            <text:p text:style-name="P32"/>
            <text:p text:style-name="P32"><text:s text:c="12"/></text:p>
            <text:p text:style-name="P27">________________________________________</text:p>
            <text:p text:style-name="P28"><text:line-break/>(<text:span text:style-name="T10">Datum, </text:span><text:span text:style-name="T11">Unterschrift Projektleiter</text:span>)</text:p>
          </table:table-cell>
        </table:table-row>
        <table:table-row table:style-name="Table1.8">
          <table:table-cell table:style-name="Table1.A1" office:value-type="string">
            <text:p text:style-name="P20"/>
            <text:p text:style-name="P4"><text:span text:style-name="T5"><text:s text:c="2"/></text:span><text:span text:style-name="T1">genehmigt <text:s/>( <text:s/>) <text:s text:c="10"/>abgelehnt <text:s/>( <text:s/>) <text:s text:c="15"/>Überarbeitung notwendig <text:s/>( <text:s/>)</text:span></text:p>
            <text:p text:style-name="P6"/>
            <text:p text:style-name="P6"/>
            <text:p text:style-name="P6"/>
            <text:p text:style-name="P4"><text:span text:style-name="T5"><text:s text:c="74"/></text:span><text:span text:style-name="T1">_______________________________________________</text:span></text:p>
            <text:p text:style-name="P29"><text:span text:style-name="T5"><text:s text:c="72"/></text:span><text:span text:style-name="T1">(</text:span><text:span text:style-name="T7">Datum, Unterschrift eines projektbetreuenden Lehrers</text:span><text:span text:style-name="T6">)</text:span></text:p>
          </table:table-cell>
        </table:table-row>
        <table:table-row table:style-name="Table1.9">
          <table:table-cell table:style-name="Table1.A1" office:value-type="string">
            <text:p text:style-name="P5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ans-serif" svg:font-family="sans-serif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9846in" fo:margin-right="0in" fo:text-indent="-0.9846in" style:auto-text-indent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xtkörper_20_3" style:display-name="Textkörper 3" style:family="paragraph" style:parent-style-name="Standard">
      <style:paragraph-properties fo:margin-left="0in" fo:margin-right="0.039in" fo:text-align="justify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 style:font-size-complex="12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Absatz-Standardschriftart" style:family="text"/>
    <style:style style:name="Page_20_Number" style:display-name="Page Number" style:family="text" style:parent-style-name="Absatz-Standardschriftar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6.2984in" style:type="right"/>
        </style:tab-stops>
      </style:paragraph-properties>
      <style:text-properties fo:font-size="16pt" fo:font-weight="bold" style:font-size-asian="16pt" style:font-weight-asian="bold"/>
    </style:style>
    <style:style style:name="MP2" style:family="paragraph" style:parent-style-name="Standard">
      <style:paragraph-properties>
        <style:tab-stops>
          <style:tab-stop style:position="6.2984in" style:type="right"/>
        </style:tab-stops>
      </style:paragraph-properties>
    </style:style>
    <style:style style:name="MP3" style:family="paragraph" style:parent-style-name="Standard">
      <style:paragraph-properties fo:margin-top="0.1665in" fo:margin-bottom="0in" loext:contextual-spacing="false">
        <style:tab-stops>
          <style:tab-stop style:position="6.2984in" style:type="right"/>
        </style:tab-stops>
      </style:paragraph-properties>
    </style:style>
    <style:style style:name="MT1" style:family="text">
      <style:text-properties fo:font-size="16pt" fo:font-weight="bold" style:font-size-asian="16pt" style:font-weight-asian="bold" style:font-size-complex="16pt" fo:background-color="#ffffff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bottom="0.4457in" style:dynamic-spacing="true"/>
      </style:header-style>
      <style:footer-style>
        <style:header-footer-properties fo:min-height="0.0984in" fo:margin-top="0.0598in" style:dynamic-spacing="true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1" text:anchor-type="char" svg:x="4.9984in" svg:y="-0.4154in" svg:width="1.3591in" svg:height="1.1661in" draw:z-index="0"><draw:image xlink:href="Pictures/100000000000004C000000419020E4DDEE565BDA.jpg" xlink:type="simple" xlink:show="embed" xlink:actuate="onLoad" loext:mime-type="image/jpeg"/></draw:frame>BERUFSKOLLEG OSTVEST</text:p>
        <text:p text:style-name="MP2">ITA-PM Mittelstufe 2018</text:p>
        <text:p text:style-name="MP3"><text:span text:style-name="MT1">Projektantrag</text:span><text:span text:style-name="MT2"><text:tab/></text:span></text:p>
      </style:header>
      <style:footer>
        <text:p text:style-name="Footer"><text:span text:style-name="MT3">ITA-PM Projektantrag Mittelstufe 2018<text:tab/><text:tab/></text:span><text:span text:style-name="MT3"><text:date style:data-style-name="N36" text:date-value="2019-03-18T08:36:46.709629925">18.03.2019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antrag</dc:title>
    <meta:keyword>Projektantrag</meta:keyword>
    <meta:initial-creator>Michael Schmitz</meta:initial-creator>
    <meta:creation-date>2018-10-29T08:56:00</meta:creation-date>
    <dc:date>2019-03-18T08:36:46.524591258</dc:date>
    <meta:print-date>2018-08-30T23:25:00</meta:print-date>
    <meta:editing-cycles>8</meta:editing-cycles>
    <meta:editing-duration>PT55M41S</meta:editing-duration>
    <meta:generator>LibreOffice/6.1.5.2$Linux_X86_64 LibreOffice_project/10$Build-2</meta:generator>
    <meta:document-statistic meta:table-count="1" meta:image-count="1" meta:object-count="0" meta:page-count="1" meta:paragraph-count="29" meta:word-count="163" meta:character-count="1580" meta:non-whitespace-character-count="1251"/>
    <meta:user-defined meta:name="Dokumentnummer">Version_1_0_1</meta:user-defined>
  </office:meta>
</office:document-meta>
</file>